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7" office:value-type="string" calcext:value-type="string">
            <text:p>Port 0/4/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7" office:value-type="string" calcext:value-type="string">
            <text:p>Stream number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7" office:value-type="float" office:value="2840628943" calcext:value-type="float">
            <text:p>284062894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 text:c="2"/>TxPackets</text:p>
          </table:table-cell>
          <table:table-cell table:number-columns-repeated="17" table:style-name="ce1" office:value-type="float" office:value="3590358" calcext:value-type="float">
            <text:p>3590358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office:value-type="float" office:value="2839104857" calcext:value-type="float">
            <text:p>2839104857</text:p>
          </table:table-cell>
          <table:table-cell office:value-type="float" office:value="2839104292" calcext:value-type="float">
            <text:p>2839104292</text:p>
          </table:table-cell>
          <table:table-cell table:number-columns-repeated="2" office:value-type="float" office:value="2839103978" calcext:value-type="float">
            <text:p>2839103978</text:p>
          </table:table-cell>
          <table:table-cell office:value-type="float" office:value="2839103789" calcext:value-type="float">
            <text:p>2839103789</text:p>
          </table:table-cell>
          <table:table-cell office:value-type="float" office:value="2839102639" calcext:value-type="float">
            <text:p>2839102639</text:p>
          </table:table-cell>
          <table:table-cell table:number-columns-repeated="2" office:value-type="float" office:value="2839102343" calcext:value-type="float">
            <text:p>2839102343</text:p>
          </table:table-cell>
          <table:table-cell office:value-type="float" office:value="2839101694" calcext:value-type="float">
            <text:p>2839101694</text:p>
          </table:table-cell>
          <table:table-cell office:value-type="float" office:value="2839100469" calcext:value-type="float">
            <text:p>2839100469</text:p>
          </table:table-cell>
          <table:table-cell table:number-columns-repeated="2" office:value-type="float" office:value="2839100372" calcext:value-type="float">
            <text:p>2839100372</text:p>
          </table:table-cell>
          <table:table-cell office:value-type="float" office:value="2839100722" calcext:value-type="float">
            <text:p>2839100722</text:p>
          </table:table-cell>
          <table:table-cell office:value-type="float" office:value="2839079971" calcext:value-type="float">
            <text:p>2839079971</text:p>
          </table:table-cell>
          <table:table-cell office:value-type="float" office:value="2839097859" calcext:value-type="float">
            <text:p>2839097859</text:p>
          </table:table-cell>
          <table:table-cell office:value-type="float" office:value="2839088534" calcext:value-type="float">
            <text:p>2839088534</text:p>
          </table:table-cell>
          <table:table-cell office:value-type="float" office:value="2839029100" calcext:value-type="float">
            <text:p>2839029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office:value-type="float" office:value="3588432" calcext:value-type="float">
            <text:p>3588432</text:p>
          </table:table-cell>
          <table:table-cell office:value-type="float" office:value="3588431" calcext:value-type="float">
            <text:p>3588431</text:p>
          </table:table-cell>
          <table:table-cell table:number-columns-repeated="2" office:value-type="float" office:value="3588430" calcext:value-type="float">
            <text:p>3588430</text:p>
          </table:table-cell>
          <table:table-cell office:value-type="float" office:value="3588429" calcext:value-type="float">
            <text:p>3588429</text:p>
          </table:table-cell>
          <table:table-cell office:value-type="float" office:value="3588428" calcext:value-type="float">
            <text:p>3588428</text:p>
          </table:table-cell>
          <table:table-cell table:number-columns-repeated="2" office:value-type="float" office:value="3588427" calcext:value-type="float">
            <text:p>3588427</text:p>
          </table:table-cell>
          <table:table-cell office:value-type="float" office:value="3588426" calcext:value-type="float">
            <text:p>3588426</text:p>
          </table:table-cell>
          <table:table-cell table:number-columns-repeated="4" office:value-type="float" office:value="3588424" calcext:value-type="float">
            <text:p>3588424</text:p>
          </table:table-cell>
          <table:table-cell office:value-type="float" office:value="3588400" calcext:value-type="float">
            <text:p>3588400</text:p>
          </table:table-cell>
          <table:table-cell office:value-type="float" office:value="3588434" calcext:value-type="float">
            <text:p>3588434</text:p>
          </table:table-cell>
          <table:table-cell office:value-type="float" office:value="3588414" calcext:value-type="float">
            <text:p>3588414</text:p>
          </table:table-cell>
          <table:table-cell office:value-type="float" office:value="3588349" calcext:value-type="float">
            <text:p>35883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TxRxDiff</text:p>
          </table:table-cell>
          <table:table-cell table:style-name="ce1" office:value-type="float" office:value="1926" calcext:value-type="float">
            <text:p>1926</text:p>
          </table:table-cell>
          <table:table-cell table:style-name="ce1" office:value-type="float" office:value="1927" calcext:value-type="float">
            <text:p>1927</text:p>
          </table:table-cell>
          <table:table-cell table:number-columns-repeated="2" table:style-name="ce1" office:value-type="float" office:value="1928" calcext:value-type="float">
            <text:p>1928</text:p>
          </table:table-cell>
          <table:table-cell table:style-name="ce1" office:value-type="float" office:value="1929" calcext:value-type="float">
            <text:p>1929</text:p>
          </table:table-cell>
          <table:table-cell table:style-name="ce1" office:value-type="float" office:value="1930" calcext:value-type="float">
            <text:p>1930</text:p>
          </table:table-cell>
          <table:table-cell table:number-columns-repeated="2" table:style-name="ce1" office:value-type="float" office:value="1931" calcext:value-type="float">
            <text:p>1931</text:p>
          </table:table-cell>
          <table:table-cell table:style-name="ce1" office:value-type="float" office:value="1932" calcext:value-type="float">
            <text:p>1932</text:p>
          </table:table-cell>
          <table:table-cell table:number-columns-repeated="4" table:style-name="ce1" office:value-type="float" office:value="1934" calcext:value-type="float">
            <text:p>1934</text:p>
          </table:table-cell>
          <table:table-cell table:style-name="ce1" office:value-type="float" office:value="1958" calcext:value-type="float">
            <text:p>1958</text:p>
          </table:table-cell>
          <table:table-cell table:style-name="ce1" office:value-type="float" office:value="1924" calcext:value-type="float">
            <text:p>1924</text:p>
          </table:table-cell>
          <table:table-cell table:style-name="ce1" office:value-type="float" office:value="1944" calcext:value-type="float">
            <text:p>1944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509370.462309" calcext:value-type="float">
            <text:p>59509370,462309</text:p>
          </table:table-cell>
          <table:table-cell office:value-type="float" office:value="8" calcext:value-type="float">
            <text:p>8</text:p>
          </table:table-cell>
          <table:table-cell office:value-type="float" office:value="52.3076995809" calcext:value-type="float">
            <text:p>52,3076995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5737.22446391" calcext:value-type="float">
            <text:p>285737,22446391</text:p>
          </table:table-cell>
          <table:table-cell office:value-type="float" office:value="76.1539603821" calcext:value-type="float">
            <text:p>76,15396038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2" office:value-type="float" office:value="8797" calcext:value-type="float">
            <text:p>8797</text:p>
          </table:table-cell>
          <table:table-cell table:number-columns-repeated="2" office:value-type="float" office:value="8821" calcext:value-type="float">
            <text:p>8821</text:p>
          </table:table-cell>
          <table:table-cell office:value-type="float" office:value="8901" calcext:value-type="float">
            <text:p>8901</text:p>
          </table:table-cell>
          <table:table-cell office:value-type="float" office:value="8925" calcext:value-type="float">
            <text:p>8925</text:p>
          </table:table-cell>
          <table:table-cell table:number-columns-repeated="3" office:value-type="float" office:value="6199" calcext:value-type="float">
            <text:p>6199</text:p>
          </table:table-cell>
          <table:table-cell office:value-type="float" office:value="6223" calcext:value-type="float">
            <text:p>6223</text:p>
          </table:table-cell>
          <table:table-cell table:number-columns-repeated="2" office:value-type="float" office:value="4058" calcext:value-type="float">
            <text:p>4058</text:p>
          </table:table-cell>
          <table:table-cell table:number-columns-repeated="2" office:value-type="float" office:value="4187" calcext:value-type="float">
            <text:p>4187</text:p>
          </table:table-cell>
          <table:table-cell table:number-columns-repeated="2" office:value-type="float" office:value="2094" calcext:value-type="float">
            <text:p>2094</text:p>
          </table:table-cell>
          <table:table-cell office:value-type="float" office:value="2070" calcext:value-type="float">
            <text:p>20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11213" calcext:value-type="float">
            <text:p>11213</text:p>
          </table:table-cell>
          <table:table-cell office:value-type="float" office:value="11320" calcext:value-type="float">
            <text:p>11320</text:p>
          </table:table-cell>
          <table:table-cell office:value-type="float" office:value="11341" calcext:value-type="float">
            <text:p>11341</text:p>
          </table:table-cell>
          <table:table-cell office:value-type="float" office:value="11328" calcext:value-type="float">
            <text:p>11328</text:p>
          </table:table-cell>
          <table:table-cell table:number-columns-repeated="2" office:value-type="float" office:value="11344" calcext:value-type="float">
            <text:p>11344</text:p>
          </table:table-cell>
          <table:table-cell office:value-type="float" office:value="8068" calcext:value-type="float">
            <text:p>8068</text:p>
          </table:table-cell>
          <table:table-cell office:value-type="float" office:value="8081" calcext:value-type="float">
            <text:p>8081</text:p>
          </table:table-cell>
          <table:table-cell office:value-type="float" office:value="8002" calcext:value-type="float">
            <text:p>8002</text:p>
          </table:table-cell>
          <table:table-cell office:value-type="float" office:value="7990" calcext:value-type="float">
            <text:p>7990</text:p>
          </table:table-cell>
          <table:table-cell office:value-type="float" office:value="5412" calcext:value-type="float">
            <text:p>5412</text:p>
          </table:table-cell>
          <table:table-cell office:value-type="float" office:value="5451" calcext:value-type="float">
            <text:p>5451</text:p>
          </table:table-cell>
          <table:table-cell office:value-type="float" office:value="5561" calcext:value-type="float">
            <text:p>5561</text:p>
          </table:table-cell>
          <table:table-cell office:value-type="float" office:value="5543" calcext:value-type="float">
            <text:p>5543</text:p>
          </table:table-cell>
          <table:table-cell office:value-type="float" office:value="2846" calcext:value-type="float">
            <text:p>2846</text:p>
          </table:table-cell>
          <table:table-cell office:value-type="float" office:value="2856" calcext:value-type="float">
            <text:p>2856</text:p>
          </table:table-cell>
          <table:table-cell office:value-type="float" office:value="2822" calcext:value-type="float">
            <text:p>28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7920" calcext:value-type="float">
            <text:p>27920</text:p>
          </table:table-cell>
          <table:table-cell office:value-type="float" office:value="34206" calcext:value-type="float">
            <text:p>34206</text:p>
          </table:table-cell>
          <table:table-cell office:value-type="float" office:value="34631" calcext:value-type="float">
            <text:p>34631</text:p>
          </table:table-cell>
          <table:table-cell table:number-columns-repeated="3" office:value-type="float" office:value="34607" calcext:value-type="float">
            <text:p>34607</text:p>
          </table:table-cell>
          <table:table-cell table:number-columns-repeated="3" office:value-type="float" office:value="31873" calcext:value-type="float">
            <text:p>31873</text:p>
          </table:table-cell>
          <table:table-cell office:value-type="float" office:value="31921" calcext:value-type="float">
            <text:p>31921</text:p>
          </table:table-cell>
          <table:table-cell office:value-type="float" office:value="28193" calcext:value-type="float">
            <text:p>28193</text:p>
          </table:table-cell>
          <table:table-cell office:value-type="float" office:value="28217" calcext:value-type="float">
            <text:p>28217</text:p>
          </table:table-cell>
          <table:table-cell office:value-type="float" office:value="28321" calcext:value-type="float">
            <text:p>28321</text:p>
          </table:table-cell>
          <table:table-cell office:value-type="float" office:value="28297" calcext:value-type="float">
            <text:p>28297</text:p>
          </table:table-cell>
          <table:table-cell office:value-type="float" office:value="16494" calcext:value-type="float">
            <text:p>16494</text:p>
          </table:table-cell>
          <table:table-cell office:value-type="float" office:value="15917" calcext:value-type="float">
            <text:p>15917</text:p>
          </table:table-cell>
          <table:table-cell office:value-type="float" office:value="16494" calcext:value-type="float">
            <text:p>164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9123" calcext:value-type="float">
            <text:p>19123</text:p>
          </table:table-cell>
          <table:table-cell office:value-type="float" office:value="25409" calcext:value-type="float">
            <text:p>25409</text:p>
          </table:table-cell>
          <table:table-cell office:value-type="float" office:value="25810" calcext:value-type="float">
            <text:p>25810</text:p>
          </table:table-cell>
          <table:table-cell office:value-type="float" office:value="25786" calcext:value-type="float">
            <text:p>25786</text:p>
          </table:table-cell>
          <table:table-cell office:value-type="float" office:value="25706" calcext:value-type="float">
            <text:p>25706</text:p>
          </table:table-cell>
          <table:table-cell office:value-type="float" office:value="25682" calcext:value-type="float">
            <text:p>25682</text:p>
          </table:table-cell>
          <table:table-cell table:number-columns-repeated="3" office:value-type="float" office:value="25674" calcext:value-type="float">
            <text:p>25674</text:p>
          </table:table-cell>
          <table:table-cell office:value-type="float" office:value="25698" calcext:value-type="float">
            <text:p>25698</text:p>
          </table:table-cell>
          <table:table-cell office:value-type="float" office:value="24135" calcext:value-type="float">
            <text:p>24135</text:p>
          </table:table-cell>
          <table:table-cell office:value-type="float" office:value="24159" calcext:value-type="float">
            <text:p>24159</text:p>
          </table:table-cell>
          <table:table-cell office:value-type="float" office:value="24134" calcext:value-type="float">
            <text:p>24134</text:p>
          </table:table-cell>
          <table:table-cell office:value-type="float" office:value="24110" calcext:value-type="float">
            <text:p>24110</text:p>
          </table:table-cell>
          <table:table-cell office:value-type="float" office:value="14400" calcext:value-type="float">
            <text:p>14400</text:p>
          </table:table-cell>
          <table:table-cell office:value-type="float" office:value="13823" calcext:value-type="float">
            <text:p>13823</text:p>
          </table:table-cell>
          <table:table-cell office:value-type="float" office:value="14424" calcext:value-type="float">
            <text:p>144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6549" calcext:value-type="float">
            <text:p>16549</text:p>
          </table:table-cell>
          <table:table-cell office:value-type="float" office:value="23132" calcext:value-type="float">
            <text:p>23132</text:p>
          </table:table-cell>
          <table:table-cell office:value-type="float" office:value="23396" calcext:value-type="float">
            <text:p>23396</text:p>
          </table:table-cell>
          <table:table-cell table:number-columns-repeated="3" office:value-type="float" office:value="23372" calcext:value-type="float">
            <text:p>23372</text:p>
          </table:table-cell>
          <table:table-cell table:number-columns-repeated="2" office:value-type="float" office:value="23942" calcext:value-type="float">
            <text:p>23942</text:p>
          </table:table-cell>
          <table:table-cell office:value-type="float" office:value="24038" calcext:value-type="float">
            <text:p>24038</text:p>
          </table:table-cell>
          <table:table-cell office:value-type="float" office:value="24086" calcext:value-type="float">
            <text:p>24086</text:p>
          </table:table-cell>
          <table:table-cell table:number-columns-repeated="3" office:value-type="float" office:value="23011" calcext:value-type="float">
            <text:p>23011</text:p>
          </table:table-cell>
          <table:table-cell office:value-type="float" office:value="22987" calcext:value-type="float">
            <text:p>22987</text:p>
          </table:table-cell>
          <table:table-cell office:value-type="float" office:value="13855" calcext:value-type="float">
            <text:p>13855</text:p>
          </table:table-cell>
          <table:table-cell office:value-type="float" office:value="13125" calcext:value-type="float">
            <text:p>13125</text:p>
          </table:table-cell>
          <table:table-cell office:value-type="float" office:value="13831" calcext:value-type="float">
            <text:p>138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6549" calcext:value-type="float">
            <text:p>16549</text:p>
          </table:table-cell>
          <table:table-cell office:value-type="float" office:value="23132" calcext:value-type="float">
            <text:p>23132</text:p>
          </table:table-cell>
          <table:table-cell office:value-type="float" office:value="23396" calcext:value-type="float">
            <text:p>23396</text:p>
          </table:table-cell>
          <table:table-cell table:number-columns-repeated="3" office:value-type="float" office:value="23372" calcext:value-type="float">
            <text:p>23372</text:p>
          </table:table-cell>
          <table:table-cell table:number-columns-repeated="2" office:value-type="float" office:value="23942" calcext:value-type="float">
            <text:p>23942</text:p>
          </table:table-cell>
          <table:table-cell office:value-type="float" office:value="24038" calcext:value-type="float">
            <text:p>24038</text:p>
          </table:table-cell>
          <table:table-cell office:value-type="float" office:value="24086" calcext:value-type="float">
            <text:p>24086</text:p>
          </table:table-cell>
          <table:table-cell table:number-columns-repeated="3" office:value-type="float" office:value="23011" calcext:value-type="float">
            <text:p>23011</text:p>
          </table:table-cell>
          <table:table-cell office:value-type="float" office:value="22987" calcext:value-type="float">
            <text:p>22987</text:p>
          </table:table-cell>
          <table:table-cell office:value-type="float" office:value="13855" calcext:value-type="float">
            <text:p>13855</text:p>
          </table:table-cell>
          <table:table-cell office:value-type="float" office:value="13125" calcext:value-type="float">
            <text:p>13125</text:p>
          </table:table-cell>
          <table:table-cell office:value-type="float" office:value="13831" calcext:value-type="float">
            <text:p>138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cket loss rate </text:p>
          </table:table-cell>
          <table:table-cell table:formula="of:=[.B23]/[.B14]" office:value-type="float" office:value="0.000536436756446015" calcext:value-type="float">
            <text:p>0,0005364368</text:p>
          </table:table-cell>
          <table:table-cell table:formula="of:=[.C23]/[.C14]" office:value-type="float" office:value="0.000536715280203255" calcext:value-type="float">
            <text:p>0,0005367153</text:p>
          </table:table-cell>
          <table:table-cell table:formula="of:=[.D23]/[.D14]" office:value-type="float" office:value="0.000536993803960496" calcext:value-type="float">
            <text:p>0,0005369938</text:p>
          </table:table-cell>
          <table:table-cell table:formula="of:=[.E23]/[.E14]" office:value-type="float" office:value="0.000536993803960496" calcext:value-type="float">
            <text:p>0,0005369938</text:p>
          </table:table-cell>
          <table:table-cell table:formula="of:=[.F23]/[.F14]" office:value-type="float" office:value="0.000537272327717737" calcext:value-type="float">
            <text:p>0,0005372723</text:p>
          </table:table-cell>
          <table:table-cell table:formula="of:=[.G23]/[.G14]" office:value-type="float" office:value="0.000537550851474978" calcext:value-type="float">
            <text:p>0,0005375509</text:p>
          </table:table-cell>
          <table:table-cell table:formula="of:=[.H23]/[.H14]" office:value-type="float" office:value="0.000537829375232219" calcext:value-type="float">
            <text:p>0,0005378294</text:p>
          </table:table-cell>
          <table:table-cell table:formula="of:=[.I23]/[.I14]" office:value-type="float" office:value="0.000537829375232219" calcext:value-type="float">
            <text:p>0,0005378294</text:p>
          </table:table-cell>
          <table:table-cell table:formula="of:=[.J23]/[.J14]" office:value-type="float" office:value="0.00053810789898946" calcext:value-type="float">
            <text:p>0,0005381079</text:p>
          </table:table-cell>
          <table:table-cell table:formula="of:=[.K23]/[.K14]" office:value-type="float" office:value="0.000538664946503942" calcext:value-type="float">
            <text:p>0,0005386649</text:p>
          </table:table-cell>
          <table:table-cell table:formula="of:=[.L23]/[.L14]" office:value-type="float" office:value="0.000538664946503942" calcext:value-type="float">
            <text:p>0,0005386649</text:p>
          </table:table-cell>
          <table:table-cell table:formula="of:=[.M23]/[.M14]" office:value-type="float" office:value="0.000538664946503942" calcext:value-type="float">
            <text:p>0,0005386649</text:p>
          </table:table-cell>
          <table:table-cell table:formula="of:=[.N23]/[.N14]" office:value-type="float" office:value="0.000538664946503942" calcext:value-type="float">
            <text:p>0,0005386649</text:p>
          </table:table-cell>
          <table:table-cell table:formula="of:=[.O23]/[.O14]" office:value-type="float" office:value="0.000545349516677724" calcext:value-type="float">
            <text:p>0,0005453495</text:p>
          </table:table-cell>
          <table:table-cell table:formula="of:=[.P23]/[.P14]" office:value-type="float" office:value="0.000535879708931533" calcext:value-type="float">
            <text:p>0,0005358797</text:p>
          </table:table-cell>
          <table:table-cell table:formula="of:=[.Q23]/[.Q14]" office:value-type="float" office:value="0.000541450184076351" calcext:value-type="float">
            <text:p>0,0005414502</text:p>
          </table:table-cell>
          <table:table-cell table:formula="of:=[.R23]/[.R14]" office:value-type="float" office:value="0.000559554228297011" calcext:value-type="float">
            <text:p>0,0005595542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.00053643675644601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671528020325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699380396049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699380396049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727232771773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755085147497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78293752322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78293752322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81078989894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866494650394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866494650394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866494650394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866494650394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4534951667772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3587970893153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414501840763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.00055955422829701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4:38:00.670000000</meta:creation-date>
    <dc:date>2016-08-12T16:35:25.942000000</dc:date>
    <meta:editing-duration>PT1H42M14S</meta:editing-duration>
    <meta:editing-cycles>2</meta:editing-cycles>
    <meta:generator>LibreOffice/5.0.2.2$Windows_x86 LibreOffice_project/37b43f919e4de5eeaca9b9755ed688758a8251fe</meta:generator>
    <meta:document-statistic meta:table-count="1" meta:cell-count="726" meta:object-count="0"/>
  </office:meta>
</office:document-meta>
</file>